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0791in" fo:margin-bottom="0.0791in" fo:line-height="150%"/>
    </style:style>
    <style:style style:name="T2" style:parent-style-name="Основнойшрифтабзаца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Основнойшрифтабзаца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4" style:parent-style-name="Основнойшрифтабзаца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top="0.0791in" fo:margin-bottom="0.0791in" fo:line-height="150%"/>
    </style:style>
  </office:automatic-styles>
  <office:body>
    <office:text text:use-soft-page-breaks="true">
      <text:p text:style-name="P1"><text:span text:style-name="T2">Тестовое задание на вакансию<text:s/></text:span><text:span text:style-name="T3">W</text:span><text:span text:style-name="T4">eb-разработчик<text:s/></text:span><text:line-break/><text:line-break/>Создать web-приложение для просмотра директорий и операций над файлами.<text:s/><text:line-break/>Приложение должно состоять из интерфейса и серверной части.<text:s/><text:line-break/>Серверную часть сделать на node.js, в крайнем<text:s/>случае на java/php/c#.<text:s/><text:line-break/>Интерфейс должен быть выполнен на web-технологиях: html, css, js, желательно с применением фреймворка Vue.js.<text:s/><text:line-break/>Интерфейс приложения должен визуально напоминать упрощенную версию Total Commander (Norton Commander, Midnight Commander,<text:s/>Far Manager).<text:s/><text:line-break/>1. Интерфейс должен состоять из двух панелей со списком файлов и директорий.<text:s/><text:line-break/>2. В заголовке каждой панели должно присутствовать:<text:s/><text:line-break/>2.1. Поле выбора корневого диска.<text:s/><text:line-break/>2.2. Путь до текущей активной директории.<text:s/><text:line-break/>2.3. Кнопка для перехода в родительскую директорию.<text:s/><text:line-break/>3. Элементы списка файлов и директорий в каждой панели должны содержать:<text:s/><text:line-break/>3.1. Иконка, отражающая тип файла или директории.<text:s/><text:line-break/>Будет плюсом, если для некоторых типов файлов будут разные иконки (текстовые файлы, картинки, аудио, видео, программы).<text:s/><text:line-break/>3.2. Размер Файла в человекопонятном виде: 123 б, 12.3 Кб, 123.0 Мб и т.д.<text:s/><text:line-break/>3.3. Дата изменения файла.<text:s/><text:line-break/>4. Внизу интерфейса должны быть кнопки действий над файлами и директориями:<text:s/><text:line-break/>4.1. Скопировать.<text:s/><text:line-break/>4.2. Переместить.<text:s/><text:line-break/>4.3. Удалить.<text:s/><text:line-break/><text:line-break/>Оцениваться будет не столько работоспособность приложения, сколько архитектура, гибкость и поддерживаемость решения.</text:p>
      <text:p text:style-name="P5">Решение прислать в виде архива с файлами проект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a</meta:initial-creator>
    <dc:creator>Anna</dc:creator>
    <meta:creation-date>2020-07-14T13:47:00Z</meta:creation-date>
    <dc:date>2020-07-14T13:48:00Z</dc:date>
    <meta:template xlink:href="Normal" xlink:type="simple"/>
    <meta:editing-cycles>2</meta:editing-cycles>
    <meta:editing-duration>PT60S</meta:editing-duration>
    <meta:document-statistic meta:page-count="1" meta:paragraph-count="2" meta:word-count="210" meta:character-count="1407" meta:row-count="9" meta:non-whitespace-character-count="1199"/>
  </office:meta>
</office:document-meta>
</file>